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2d7" officeooo:paragraph-rsid="000522d7"/>
    </style:style>
    <style:style style:name="P2" style:family="paragraph" style:parent-style-name="Standard" style:list-style-name="L2">
      <style:text-properties officeooo:rsid="000c3cf1" officeooo:paragraph-rsid="000c3cf1"/>
    </style:style>
    <style:style style:name="P3" style:family="paragraph" style:parent-style-name="Text_20_body" style:list-style-name="L3"/>
    <style:style style:name="P4" style:family="paragraph" style:parent-style-name="Text_20_body" style:list-style-name="L2">
      <style:text-properties officeooo:rsid="000c3cf1" officeooo:paragraph-rsid="000c3cf1"/>
    </style:style>
    <style:style style:name="P5" style:family="paragraph" style:parent-style-name="Text_20_body" style:list-style-name="L4"/>
    <style:style style:name="P6" style:family="paragraph" style:parent-style-name="Text_20_body" style:list-style-name="L2">
      <style:text-properties officeooo:rsid="000e56ab" officeooo:paragraph-rsid="000e56ab"/>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text-properties officeooo:rsid="000e56ab" officeooo:paragraph-rsid="000e56ab"/>
    </style:style>
    <style:style style:name="P10" style:family="paragraph" style:parent-style-name="Text_20_body" style:list-style-name="L4">
      <style:paragraph-properties fo:margin-top="0in" fo:margin-bottom="0in" loext:contextual-spacing="false"/>
      <style:text-properties officeooo:rsid="0012d2ae" officeooo:paragraph-rsid="0012d2ae"/>
    </style:style>
    <style:style style:name="P11" style:family="paragraph" style:parent-style-name="Text_20_body" style:list-style-name="L4">
      <style:paragraph-properties fo:margin-top="0in" fo:margin-bottom="0in" loext:contextual-spacing="false"/>
      <style:text-properties officeooo:rsid="00135c90" officeooo:paragraph-rsid="00135c90"/>
    </style:style>
    <style:style style:name="P12" style:family="paragraph" style:parent-style-name="Text_20_body" style:list-style-name="L4">
      <style:paragraph-properties fo:margin-top="0in" fo:margin-bottom="0in" loext:contextual-spacing="false"/>
      <style:text-properties officeooo:rsid="001492da" officeooo:paragraph-rsid="001492da"/>
    </style:style>
    <style:style style:name="T1" style:family="text">
      <style:text-properties officeooo:rsid="000b555c"/>
    </style:style>
    <style:style style:name="T2" style:family="text">
      <style:text-properties officeooo:rsid="000f7df5"/>
    </style:style>
    <style:style style:name="T3" style:family="text">
      <style:text-properties officeooo:rsid="0015f0a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3 Overview </text:span></text:p>
      <text:p text:style-name="P1"/>
      <text:list xml:id="list5713845049735209288" text:style-name="L2">
        <text:list-item>
          <text:p text:style-name="P2">Key Phrases and Concepts</text:p>
          <text:list>
            <text:list-item>
              <text:list>
                <text:list-item>
                  <text:p text:style-name="P4">Classical Scheduling algorithms, including FIFO, Shortest Task First, and Round Robin </text:p>
                </text:list-item>
              </text:list>
            </text:list-item>
            <text:list-item text:style-override="L3">
              <text:p text:style-name="P7">Popular Hadoop schedulers including Capacity Scheduler and Fair Scheduler </text:p>
            </text:list-item>
            <text:list-item text:style-override="L3">
              <text:p text:style-name="P7">Internals of Apache Storm, a stream processing engine </text:p>
            </text:list-item>
            <text:list-item text:style-override="L3">
              <text:p text:style-name="P3">Internals of distributed graph processing engines, e.g., Google’s Pregel </text:p>
            </text:list-item>
          </text:list>
        </text:list-item>
        <text:list-item>
          <text:p text:style-name="P2">Guiding Questions </text:p>
          <text:list>
            <text:list-item>
              <text:list>
                <text:list-item>
                  <text:p text:style-name="P4">Why is shortest-task-first optimal? </text:p>
                  <text:list>
                    <text:list-item>
                      <text:p text:style-name="P6">It is a scheduling algorith that assigns to each process the length of its next CPU burst/execution time. It is given to those with the minimal CPU burst from th waiting queue. It basically seeks those with the least average waiting time. </text:p>
                    </text:list-item>
                  </text:list>
                </text:list-item>
              </text:list>
            </text:list-item>
            <text:list-item text:style-override="L4">
              <text:p text:style-name="P8">What is the difference between the Capacity and Fair schedulers in Hadoop? </text:p>
              <text:list text:style-name="L4">
                <text:list-item>
                  <text:p text:style-name="P9">Capacity is made to allow sharing a large cluster while giving each organization a minimum capacity guarantee. It means that the job is partitioned into smaller ones and spread to other clusters for them to be process. This also gives benefits to other organization if they want unrestricted access to the unused portions of the cluster. <text:span text:style-name="T2">This is based on FIFO. </text:span></text:p>
                </text:list-item>
                <text:list-item>
                  <text:p text:style-name="P9">Fair Scheduling is assigning specific amount of resources to jobs so that all jobs gets an equal share of resources over time. Every time when a job is submitted the cluster is divided up for equal resources. </text:p>
                </text:list-item>
              </text:list>
            </text:list-item>
            <text:list-item text:style-override="L4">
              <text:p text:style-name="P8">What is a Storm topology? </text:p>
              <text:list text:style-name="L4">
                <text:list-item>
                  <text:p text:style-name="P10">It is very similar to a hadoop cluster where instead of MapReduce it is topology. The major difference is that one eventually finishes while the other keeps on going until the user says stop.</text:p>
                </text:list-item>
                <text:list-item>
                  <text:p text:style-name="P11">Each worker calls a supervisor and listens and assign work to its machine and starts and stops worker processes as necessary based on what. </text:p>
                </text:list-item>
              </text:list>
            </text:list-item>
            <text:list-item text:style-override="L4">
              <text:p text:style-name="P8">What is Gather-Apply-Scatter paradigm in distributed graph processing? </text:p>
              <text:list text:style-name="L4">
                <text:list-item>
                  <text:p text:style-name="P12">Not too sure about this answer will get back to it later on</text:p>
                </text:list-item>
              </text:list>
            </text:list-item>
            <text:list-item text:style-override="L4">
              <text:p text:style-name="P8">What is a small world network? </text:p>
              <text:list text:style-name="L4">
                <text:list-item>
                  <text:p text:style-name="P12">It is essentially a tree-like network that has a higher desnity count with its neighbors and eventually takes longer than O(lg n). <text:span text:style-name="T3">It basically means that everyone is in some degree neighbor with each other and any node could possibly reach the other node. </text:span></text:p>
                </text:list-item>
              </text:list>
            </text:list-item>
            <text:list-item text:style-override="L4">
              <text:p text:style-name="P5">What is the difference between a small network and a power law networ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14T19:27:46.541274356</dc:date>
    <meta:editing-duration>PT2H10M2S</meta:editing-duration>
    <meta:editing-cycles>15</meta:editing-cycles>
    <meta:generator>LibreOffice/5.1.6.2$Linux_X86_64 LibreOffice_project/10m0$Build-2</meta:generator>
    <meta:document-statistic meta:table-count="0" meta:image-count="0" meta:object-count="0" meta:page-count="1" meta:paragraph-count="20" meta:word-count="369" meta:character-count="2137" meta:non-whitespace-character-count="1790"/>
  </office:meta>
</office:document-meta>
</file>